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7.8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Hostanzahl</text:p>
          </table:table-cell>
          <table:table-cell table:style-name="ce1" office:value-type="string">
            <text:p>Subnetzmaske</text:p>
          </table:table-cell>
          <table:table-cell table:style-name="ce1" office:value-type="string">
            <text:p>32-Bit-Wert</text:p>
          </table:table-cell>
          <table:table-cell table:style-name="ce1" office:value-type="string">
            <text:p>Präfix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string">
            <text:p>255.0.0.0</text:p>
          </table:table-cell>
          <table:table-cell office:value-type="string">
            <text:p>1111 1111 0000 0000 0000 0000 0000 0000</text:p>
          </table:table-cell>
          <table:table-cell office:value-type="string">
            <text:p>/8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string">
            <text:p>255.128.0.0</text:p>
          </table:table-cell>
          <table:table-cell office:value-type="string">
            <text:p>1111 1111 1000 0000 0000 0000 0000 0000</text:p>
          </table:table-cell>
          <table:table-cell office:value-type="string">
            <text:p>/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string">
            <text:p>255.192.0.0</text:p>
          </table:table-cell>
          <table:table-cell office:value-type="string">
            <text:p>1111 1111 1100 0000 0000 0000 0000 0000</text:p>
          </table:table-cell>
          <table:table-cell office:value-type="string">
            <text:p>/10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string">
            <text:p>255.224.0.0</text:p>
          </table:table-cell>
          <table:table-cell office:value-type="string">
            <text:p>1111 1111 1110 0000 0000 0000 0000 0000</text:p>
          </table:table-cell>
          <table:table-cell office:value-type="string">
            <text:p>/1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string">
            <text:p>255.240.0.0</text:p>
          </table:table-cell>
          <table:table-cell office:value-type="string">
            <text:p>1111 1111 1111 0000 0000 0000 0000 0000</text:p>
          </table:table-cell>
          <table:table-cell office:value-type="string">
            <text:p>/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string">
            <text:p>255.248.0.0</text:p>
          </table:table-cell>
          <table:table-cell office:value-type="string">
            <text:p>1111 1111 1111 1000 0000 0000 0000 0000</text:p>
          </table:table-cell>
          <table:table-cell office:value-type="string">
            <text:p>/1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string">
            <text:p>255.252.0.0</text:p>
          </table:table-cell>
          <table:table-cell office:value-type="string">
            <text:p>1111 1111 1111 1100 0000 0000 0000 0000</text:p>
          </table:table-cell>
          <table:table-cell office:value-type="string">
            <text:p>/1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string">
            <text:p>255.254.0.0</text:p>
          </table:table-cell>
          <table:table-cell office:value-type="string">
            <text:p>1111 1111 1111 1110 0000 0000 0000 0000</text:p>
          </table:table-cell>
          <table:table-cell office:value-type="string">
            <text:p>/1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string">
            <text:p>255.255.0.0</text:p>
          </table:table-cell>
          <table:table-cell office:value-type="string">
            <text:p>1111 1111 1111 1111 0000 0000 0000 0000</text:p>
          </table:table-cell>
          <table:table-cell office:value-type="string">
            <text:p>/1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string">
            <text:p>255.255.128.0</text:p>
          </table:table-cell>
          <table:table-cell office:value-type="string">
            <text:p>1111 1111 1111 1111 1000 0000 0000 0000</text:p>
          </table:table-cell>
          <table:table-cell office:value-type="string">
            <text:p>/1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string">
            <text:p>255.255.192.0</text:p>
          </table:table-cell>
          <table:table-cell office:value-type="string">
            <text:p>1111 1111 1111 1111 1100 0000 0000 0000 </text:p>
          </table:table-cell>
          <table:table-cell office:value-type="string">
            <text:p>/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255.255.224.0</text:p>
          </table:table-cell>
          <table:table-cell office:value-type="string">
            <text:p>1111 1111 1111 1111 1110 0000 0000 0000</text:p>
          </table:table-cell>
          <table:table-cell office:value-type="string">
            <text:p>/1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255.255.240.0</text:p>
          </table:table-cell>
          <table:table-cell office:value-type="string">
            <text:p>1111 1111 1111 1111 1111 0000 0000 0000</text:p>
          </table:table-cell>
          <table:table-cell office:value-type="string">
            <text:p>/2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255.255.248.0</text:p>
          </table:table-cell>
          <table:table-cell office:value-type="string">
            <text:p>1111 1111 1111 1111 1111 1000 0000 0000</text:p>
          </table:table-cell>
          <table:table-cell office:value-type="string">
            <text:p>/2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255.255.252.0</text:p>
          </table:table-cell>
          <table:table-cell office:value-type="string">
            <text:p>1111 1111 1111 1111 1111 1100 0000 0000</text:p>
          </table:table-cell>
          <table:table-cell office:value-type="string">
            <text:p>/2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255.255.254.0</text:p>
          </table:table-cell>
          <table:table-cell office:value-type="string">
            <text:p>1111 1111 1111 1111 1111 1110 0000 0000</text:p>
          </table:table-cell>
          <table:table-cell office:value-type="string">
            <text:p>/2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255.255.255.0</text:p>
          </table:table-cell>
          <table:table-cell office:value-type="string">
            <text:p>1111 1111 1111 1111 1111 1111 0000 0000</text:p>
          </table:table-cell>
          <table:table-cell office:value-type="string">
            <text:p>/2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55.255.255.128</text:p>
          </table:table-cell>
          <table:table-cell office:value-type="string">
            <text:p>1111 1111 1111 1111 1111 1111 1000 0000</text:p>
          </table:table-cell>
          <table:table-cell office:value-type="string">
            <text:p>/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55.255.255.192</text:p>
          </table:table-cell>
          <table:table-cell office:value-type="string">
            <text:p>1111 1111 1111 1111 1111 1111 1100 0000</text:p>
          </table:table-cell>
          <table:table-cell office:value-type="string">
            <text:p>/2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55.255.255.224</text:p>
          </table:table-cell>
          <table:table-cell office:value-type="string">
            <text:p>1111 1111 1111 1111 1111 1111 1110 0000</text:p>
          </table:table-cell>
          <table:table-cell office:value-type="string">
            <text:p>/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55.255.255.240</text:p>
          </table:table-cell>
          <table:table-cell office:value-type="string">
            <text:p>1111 1111 1111 1111 1111 1111 1111 0000</text:p>
          </table:table-cell>
          <table:table-cell office:value-type="string">
            <text:p>/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55.255.255.248</text:p>
          </table:table-cell>
          <table:table-cell office:value-type="string">
            <text:p>1111 1111 1111 1111 1111 1111 1111 1000</text:p>
          </table:table-cell>
          <table:table-cell office:value-type="string">
            <text:p>/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55.255.255.252</text:p>
          </table:table-cell>
          <table:table-cell office:value-type="string">
            <text:p>1111 1111 1111 1111 1111 1111 1111 1100</text:p>
          </table:table-cell>
          <table:table-cell office:value-type="string">
            <text:p>/30</text:p>
          </table:table-cell>
        </table:table-row>
        <table:table-row table:style-name="ro2" table:number-rows-repeated="10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table table:name="Tabelle2" table:style-name="ta1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09:10:02</meta:creation-date>
    <dc:date>2013-10-07T10:10:53</dc:date>
    <meta:editing-duration>PT14M47S</meta:editing-duration>
    <meta:editing-cycles>1</meta:editing-cycles>
    <meta:document-statistic meta:table-count="3" meta:cell-count="96" meta:object-count="0"/>
    <meta:generator>LibreOffice/3.5$Linux_X86_64 LibreOffice_project/350m1$Build-2</meta:generator>
  </office:meta>
</office:document-meta>
</file>